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ermutation-in-string/" text:style-name="Internet_20_link" text:visited-style-name="Visited_20_Internet_20_Link"><text:span text:style-name="T1">567. Permutation in String</text:span></text:a></text:p>
      <text:p text:style-name="P3">Medium</text:p>
      <text:p text:style-name="P3"/>
      <text:p text:style-name="P4"><text:span text:style-name="T1">Given two strings </text:span><text:span text:style-name="Source_20_Text"><text:span text:style-name="T2">s1</text:span></text:span><text:span text:style-name="T1"> and </text:span><text:span text:style-name="Source_20_Text"><text:span text:style-name="T2">s2</text:span></text:span><text:span text:style-name="T1">, return </text:span><text:span text:style-name="Source_20_Text"><text:span text:style-name="T2">true</text:span></text:span><text:span text:style-name="Emphasis"><text:span text:style-name="T1"> if </text:span></text:span><text:span text:style-name="Source_20_Text"><text:span text:style-name="T2">s2</text:span></text:span><text:span text:style-name="Emphasis"><text:span text:style-name="T1"> contains a permutation of </text:span></text:span><text:span text:style-name="Source_20_Text"><text:span text:style-name="T2">s1</text:span></text:span><text:span text:style-name="Emphasis"><text:span text:style-name="T1">, or </text:span></text:span><text:span text:style-name="Source_20_Text"><text:span text:style-name="T2">false</text:span></text:span><text:span text:style-name="Emphasis"><text:span text:style-name="T1"> otherwise</text:span></text:span><text:span text:style-name="T1">.</text:span></text:p>
      <text:p text:style-name="P4"><text:span text:style-name="T1">In other words, return </text:span><text:span text:style-name="Source_20_Text"><text:span text:style-name="T2">true</text:span></text:span><text:span text:style-name="T1"> if one of </text:span><text:span text:style-name="Source_20_Text"><text:span text:style-name="T2">s1</text:span></text:span><text:span text:style-name="T1">'s permutations is the substring of </text:span><text:span text:style-name="Source_20_Text"><text:span text:style-name="T2">s2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1 = "ab", s2 = "eidbaooo"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s2 contains one permutation of s1 ("ba")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1 = "ab", s2 = "eidboaoo"</text:span></text:p>
      <text:p text:style-name="P1"><text:span text:style-name="Strong_20_Emphasis"><text:span text:style-name="T1">Output:</text:span></text:span><text:span text:style-name="T1"> false</text:span></text:p>
      <text:p text:style-name="P5"> </text:p>
      <text:p text:style-name="P4"><text:span text:style-name="Strong_20_Emphasis"><text:span text:style-name="T1">Constraints:</text:span></text:span></text:p>
      <text:list xml:id="list3946300990" text:style-name="L1">
        <text:list-item>
          <text:p text:style-name="P6"><text:span text:style-name="Source_20_Text"><text:span text:style-name="T2">1 &lt;= s1.length, s2.length &lt;=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s1</text:span></text:span><text:span text:style-name="T1"> and </text:span><text:span text:style-name="Source_20_Text"><text:span text:style-name="T2">s2</text:span></text:span><text:span text:style-name="T1"> consist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8T22:50:38.798000000</dc:date>
    <meta:editing-duration>PT6S</meta:editing-duration>
    <meta:editing-cycles>1</meta:editing-cycles>
    <meta:document-statistic meta:table-count="0" meta:image-count="0" meta:object-count="0" meta:page-count="1" meta:paragraph-count="16" meta:word-count="85" meta:character-count="467" meta:non-whitespace-character-count="396"/>
    <meta:generator>LibreOffice/7.2.2.2$Windows_X86_64 LibreOffice_project/02b2acce88a210515b4a5bb2e46cbfb63fe97d56</meta:generator>
  </office:meta>
</office:document-meta>
</file>